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1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Prénom</text:p>
          </table:table-cell>
          <table:table-cell office:value-type="string">
            <text:p>Nom</text:p>
          </table:table-cell>
          <table:table-cell office:value-type="string">
            <text:p>Salle</text:p>
          </table:table-cell>
          <table:table-cell office:value-type="string">
            <text:p>Heure</text:p>
          </table:table-cell>
          <table:table-cell table:number-columns-repeated="1020"/>
        </table:table-row>
        <table:table-row table:style-name="ro2">
          <table:table-cell office:value-type="string">
            <text:p>Côme</text:p>
          </table:table-cell>
          <table:table-cell table:style-name="ce2" office:value-type="string">
            <text:p>BAKACHE-CARBONNEL </text:p>
          </table:table-cell>
          <table:table-cell office:value-type="string">
            <text:p>E103</text:p>
          </table:table-cell>
          <table:table-cell office:value-type="string">
            <text:p>14h1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wenael</text:p>
          </table:table-cell>
          <table:table-cell table:style-name="ce2" office:value-type="string">
            <text:p>BASTIEN </text:p>
          </table:table-cell>
          <table:table-cell office:value-type="string">
            <text:p>E104</text:p>
          </table:table-cell>
          <table:table-cell office:value-type="string">
            <text:p>14h3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okendra </text:p>
          </table:table-cell>
          <table:table-cell table:style-name="ce2" office:value-type="string">
            <text:p>BHATI </text:p>
          </table:table-cell>
          <table:table-cell office:value-type="string">
            <text:p>C105</text:p>
          </table:table-cell>
          <table:table-cell office:value-type="string">
            <text:p>14h40</text:p>
          </table:table-cell>
          <table:table-cell table:number-columns-repeated="1020"/>
        </table:table-row>
        <table:table-row table:style-name="ro1">
          <table:table-cell office:value-type="string">
            <text:p>Julien</text:p>
          </table:table-cell>
          <table:table-cell office:value-type="string">
            <text:p>BROSSARD</text:p>
          </table:table-cell>
          <table:table-cell office:value-type="string">
            <text:p>A402</text:p>
          </table:table-cell>
          <table:table-cell office:value-type="string">
            <text:p>15h1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ules</text:p>
          </table:table-cell>
          <table:table-cell office:value-type="string">
            <text:p>DIDIER</text:p>
          </table:table-cell>
          <table:table-cell office:value-type="string">
            <text:p>D203</text:p>
          </table:table-cell>
          <table:table-cell office:value-type="string">
            <text:p>15h4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rien </text:p>
          </table:table-cell>
          <table:table-cell office:value-type="string">
            <text:p>FONTANET</text:p>
          </table:table-cell>
          <table:table-cell office:value-type="string">
            <text:p>E104</text:p>
          </table:table-cell>
          <table:table-cell office:value-type="string">
            <text:p>16h1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oe </text:p>
          </table:table-cell>
          <table:table-cell table:style-name="ce2" office:value-type="string">
            <text:p>GABILLAUD </text:p>
          </table:table-cell>
          <table:table-cell office:value-type="string">
            <text:p>F100</text:p>
          </table:table-cell>
          <table:table-cell office:value-type="string">
            <text:p>12h1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Hector </text:p>
          </table:table-cell>
          <table:table-cell table:style-name="ce2" office:value-type="string">
            <text:p>GAILLARD </text:p>
          </table:table-cell>
          <table:table-cell office:value-type="string">
            <text:p>F506</text:p>
          </table:table-cell>
          <table:table-cell office:value-type="string">
            <text:p>11h1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iscillia </text:p>
          </table:table-cell>
          <table:table-cell table:style-name="ce2" office:value-type="string">
            <text:p>GALTES </text:p>
          </table:table-cell>
          <table:table-cell office:value-type="string">
            <text:p>E204</text:p>
          </table:table-cell>
          <table:table-cell office:value-type="string">
            <text:p>14h1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atien </text:p>
          </table:table-cell>
          <table:table-cell table:style-name="ce2" office:value-type="string">
            <text:p>GILLOT </text:p>
          </table:table-cell>
          <table:table-cell office:value-type="string">
            <text:p>E205</text:p>
          </table:table-cell>
          <table:table-cell office:value-type="string">
            <text:p>14h3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ntoine </text:p>
          </table:table-cell>
          <table:table-cell table:style-name="ce2" office:value-type="string">
            <text:p>GOUGEARD </text:p>
          </table:table-cell>
          <table:table-cell office:value-type="string">
            <text:p>E105</text:p>
          </table:table-cell>
          <table:table-cell office:value-type="string">
            <text:p>14h4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ouis </text:p>
          </table:table-cell>
          <table:table-cell table:style-name="ce2" office:value-type="string">
            <text:p>GRESSIER </text:p>
          </table:table-cell>
          <table:table-cell office:value-type="string">
            <text:p>E405</text:p>
          </table:table-cell>
          <table:table-cell office:value-type="string">
            <text:p>15h1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ine </text:p>
          </table:table-cell>
          <table:table-cell table:style-name="ce2" office:value-type="string">
            <text:p>HASANAT </text:p>
          </table:table-cell>
          <table:table-cell office:value-type="string">
            <text:p>D401</text:p>
          </table:table-cell>
          <table:table-cell office:value-type="string">
            <text:p>15h4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asile </text:p>
          </table:table-cell>
          <table:table-cell table:style-name="ce2" office:value-type="string">
            <text:p>HORTEMEL </text:p>
          </table:table-cell>
          <table:table-cell office:value-type="string">
            <text:p>A207</text:p>
          </table:table-cell>
          <table:table-cell office:value-type="string">
            <text:p>16h1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idney </text:p>
          </table:table-cell>
          <table:table-cell table:style-name="ce2" office:value-type="string">
            <text:p>KETTE </text:p>
          </table:table-cell>
          <table:table-cell office:value-type="string">
            <text:p>F203</text:p>
          </table:table-cell>
          <table:table-cell office:value-type="string">
            <text:p>12h1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Louan  </text:p>
          </table:table-cell>
          <table:table-cell table:style-name="ce2" office:value-type="string">
            <text:p>LANNOY--PAUL </text:p>
          </table:table-cell>
          <table:table-cell office:value-type="string">
            <text:p>E109</text:p>
          </table:table-cell>
          <table:table-cell office:value-type="string">
            <text:p>11h1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lément  </text:p>
          </table:table-cell>
          <table:table-cell table:style-name="ce2" office:value-type="string">
            <text:p>LEMESLE </text:p>
          </table:table-cell>
          <table:table-cell office:value-type="string">
            <text:p>E402</text:p>
          </table:table-cell>
          <table:table-cell office:value-type="string">
            <text:p>14h1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homas  </text:p>
          </table:table-cell>
          <table:table-cell table:style-name="ce2" office:value-type="string">
            <text:p>LIOTIER </text:p>
          </table:table-cell>
          <table:table-cell office:value-type="string">
            <text:p>B103</text:p>
          </table:table-cell>
          <table:table-cell office:value-type="string">
            <text:p>14h3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aspard  </text:p>
          </table:table-cell>
          <table:table-cell table:style-name="ce2" office:value-type="string">
            <text:p>LORILLEUX </text:p>
          </table:table-cell>
          <table:table-cell office:value-type="string">
            <text:p>D202</text:p>
          </table:table-cell>
          <table:table-cell office:value-type="string">
            <text:p>14h4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ocelyn  </text:p>
          </table:table-cell>
          <table:table-cell table:style-name="ce2" office:value-type="string">
            <text:p>LUNAIS </text:p>
          </table:table-cell>
          <table:table-cell office:value-type="string">
            <text:p>G105</text:p>
          </table:table-cell>
          <table:table-cell office:value-type="string">
            <text:p>15h1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bdelkader  </text:p>
          </table:table-cell>
          <table:table-cell table:style-name="ce2" office:value-type="string">
            <text:p>MAHREZ </text:p>
          </table:table-cell>
          <table:table-cell office:value-type="string">
            <text:p>N13</text:p>
          </table:table-cell>
          <table:table-cell office:value-type="string">
            <text:p>15h4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hélio  </text:p>
          </table:table-cell>
          <table:table-cell table:style-name="ce2" office:value-type="string">
            <text:p>MERCADAL </text:p>
          </table:table-cell>
          <table:table-cell office:value-type="string">
            <text:p>R120</text:p>
          </table:table-cell>
          <table:table-cell office:value-type="string">
            <text:p>16h1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aud  </text:p>
          </table:table-cell>
          <table:table-cell table:style-name="ce2" office:value-type="string">
            <text:p>MISCHLER </text:p>
          </table:table-cell>
          <table:table-cell office:value-type="string">
            <text:p>Q106</text:p>
          </table:table-cell>
          <table:table-cell office:value-type="string">
            <text:p>12h1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aphaël  </text:p>
          </table:table-cell>
          <table:table-cell table:style-name="ce2" office:value-type="string">
            <text:p>NAVARRO </text:p>
          </table:table-cell>
          <table:table-cell office:value-type="string">
            <text:p>Q207</text:p>
          </table:table-cell>
          <table:table-cell office:value-type="string">
            <text:p>11h1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iane  </text:p>
          </table:table-cell>
          <table:table-cell table:style-name="ce2" office:value-type="string">
            <text:p> NAVEREAU </text:p>
          </table:table-cell>
          <table:table-cell office:value-type="string">
            <text:p>F208</text:p>
          </table:table-cell>
          <table:table-cell office:value-type="string">
            <text:p>14h1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uc  </text:p>
          </table:table-cell>
          <table:table-cell table:style-name="ce2" office:value-type="string">
            <text:p>NGUYEN </text:p>
          </table:table-cell>
          <table:table-cell office:value-type="string">
            <text:p>E601</text:p>
          </table:table-cell>
          <table:table-cell office:value-type="string">
            <text:p>14h3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aniels  </text:p>
          </table:table-cell>
          <table:table-cell table:style-name="ce2" office:value-type="string">
            <text:p>OZOLINS </text:p>
          </table:table-cell>
          <table:table-cell office:value-type="string">
            <text:p>E206</text:p>
          </table:table-cell>
          <table:table-cell office:value-type="string">
            <text:p>14h4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ean-Baptiste </text:p>
          </table:table-cell>
          <table:table-cell table:style-name="ce2" office:value-type="string">
            <text:p>PAING </text:p>
          </table:table-cell>
          <table:table-cell office:value-type="string">
            <text:p>E109</text:p>
          </table:table-cell>
          <table:table-cell office:value-type="string">
            <text:p>15h1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larisse  </text:p>
          </table:table-cell>
          <table:table-cell table:style-name="ce2" office:value-type="string">
            <text:p>PETITOT </text:p>
          </table:table-cell>
          <table:table-cell office:value-type="string">
            <text:p>C204</text:p>
          </table:table-cell>
          <table:table-cell office:value-type="string">
            <text:p>15h4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lix  </text:p>
          </table:table-cell>
          <table:table-cell table:style-name="ce2" office:value-type="string">
            <text:p>PLAT </text:p>
          </table:table-cell>
          <table:table-cell office:value-type="string">
            <text:p>E105</text:p>
          </table:table-cell>
          <table:table-cell office:value-type="string">
            <text:p>16h1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Erwan  </text:p>
          </table:table-cell>
          <table:table-cell table:style-name="ce2" office:value-type="string">
            <text:p>PY </text:p>
          </table:table-cell>
          <table:table-cell office:value-type="string">
            <text:p>E604</text:p>
          </table:table-cell>
          <table:table-cell office:value-type="string">
            <text:p>12h1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gnès  </text:p>
          </table:table-cell>
          <table:table-cell table:style-name="ce2" office:value-type="string">
            <text:p>QUISFIX </text:p>
          </table:table-cell>
          <table:table-cell office:value-type="string">
            <text:p>E103</text:p>
          </table:table-cell>
          <table:table-cell office:value-type="string">
            <text:p>11h1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Höpe  </text:p>
          </table:table-cell>
          <table:table-cell table:style-name="ce2" office:value-type="string">
            <text:p>RENARD </text:p>
          </table:table-cell>
          <table:table-cell office:value-type="string">
            <text:p>E402</text:p>
          </table:table-cell>
          <table:table-cell office:value-type="string">
            <text:p>14h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Ewen  </text:p>
          </table:table-cell>
          <table:table-cell table:style-name="ce2" office:value-type="string">
            <text:p>ROBINET </text:p>
          </table:table-cell>
          <table:table-cell office:value-type="string">
            <text:p>F207</text:p>
          </table:table-cell>
          <table:table-cell office:value-type="string">
            <text:p>14h34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5">25/12/2021</text:date>, <text:time>17:4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tien Gillot</meta:initial-creator>
    <meta:creation-date>2021-12-25T17:21:51.98</meta:creation-date>
    <dc:date>2021-12-25T17:46:59.73</dc:date>
    <dc:creator>Gatien Gillot</dc:creator>
    <meta:editing-duration>PT9M57S</meta:editing-duration>
    <meta:editing-cycles>1</meta:editing-cycles>
    <meta:document-statistic meta:table-count="3" meta:cell-count="140" meta:object-count="0"/>
    <meta:generator>OpenOffice/4.1.11$Win32 OpenOffice.org_project/4111m1$Build-9808</meta:generator>
  </office:meta>
</office:document-meta>
</file>